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52.81pt" svg:y="111.97pt">
            <draw:object draw:notify-on-update-of-ranges="Sheet1.A2:Sheet1.A6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49.95pt" svg:y="350.11pt">
            <draw:object draw:notify-on-update-of-ranges="Sheet1.C2:Sheet1.C6 Sheet1.B2:Sheet1.B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737.51204144" calcext:value-type="float">
            <text:p>-737.51204144</text:p>
          </table:table-cell>
          <table:table-cell office:value-type="float" office:value="378.2419" calcext:value-type="float">
            <text:p>378.2419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-737.54312367" calcext:value-type="float">
            <text:p>-737.54312367</text:p>
          </table:table-cell>
          <table:table-cell office:value-type="float" office:value="324.2952" calcext:value-type="float">
            <text:p>324.295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737.47210078" calcext:value-type="float">
            <text:p>-737.47210078</text:p>
          </table:table-cell>
          <table:table-cell office:value-type="float" office:value="275.7384" calcext:value-type="float">
            <text:p>275.7384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-737.23243254" calcext:value-type="float">
            <text:p>-737.23243254</text:p>
          </table:table-cell>
          <table:table-cell office:value-type="float" office:value="232.2878" calcext:value-type="float">
            <text:p>232.287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736.72036246" calcext:value-type="float">
            <text:p>-736.72036246</text:p>
          </table:table-cell>
          <table:table-cell office:value-type="float" office:value="193.6599" calcext:value-type="float">
            <text:p>193.65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3">00/00/0000</text:date>, <text:time style:data-style-name="N2" text:time-value="15:39:15.6883034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23:46:30.327349187</meta:creation-date>
    <dc:date>2020-08-12T23:56:10.392827319</dc:date>
    <meta:editing-duration>PT9M43S</meta:editing-duration>
    <meta:editing-cycles>1</meta:editing-cycles>
    <meta:generator>LibreOffice/6.0.7.3$Linux_X86_64 LibreOffice_project/00m0$Build-3</meta:generator>
    <meta:document-statistic meta:table-count="1" meta:cell-count="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2:Sheet1.B6" svg:x="0.32cm" svg:y="0.18cm" svg:width="12.508cm" svg:height="8.64cm">
          <chartooo:coordinate-region svg:x="1.524cm" svg:y="0.379cm" svg:width="10.972cm" svg:height="8.2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6" chart:class="chart:scatter">
            <chart:domain table:cell-range-address="Sheet1.A2:Sheet1.A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6</svg:desc>
                </draw:g>
              </table:table-cell>
              <table:table-cell office:value-type="float" office:value="-737.51204144">
                <text:p>-737.51204144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5">
                <text:p>0.95</text:p>
              </table:table-cell>
              <table:table-cell office:value-type="float" office:value="-737.54312367">
                <text:p>-737.543123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">
                <text:p>0.9</text:p>
              </table:table-cell>
              <table:table-cell office:value-type="float" office:value="-737.47210078">
                <text:p>-737.472100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5">
                <text:p>0.85</text:p>
              </table:table-cell>
              <table:table-cell office:value-type="float" office:value="-737.23243254">
                <text:p>-737.232432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-736.72036246">
                <text:p>-736.720362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1 0" chart:style-name="ch1">
        <chart:legend chart:legend-position="end" svg:x="13.735cm" svg:y="4.204cm" style:legend-expansion="high" chart:style-name="ch2"/>
        <chart:plot-area chart:style-name="ch3" table:cell-range-address="Sheet1.B2:Sheet1.C6" svg:x="0.319cm" svg:y="0.18cm" svg:width="13.097cm" svg:height="8.646cm">
          <chartooo:coordinate-region svg:x="1.523cm" svg:y="0.379cm" svg:width="11.613cm" svg:height="8.2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6" chart:class="chart:scatter">
            <chart:domain table:cell-range-address="Sheet1.C2:Sheet1.C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8.2419">
                <text:p>378.2419</text:p>
                <draw:g>
                  <svg:desc>Sheet1.C2:Sheet1.C6</svg:desc>
                </draw:g>
              </table:table-cell>
              <table:table-cell office:value-type="float" office:value="-737.51204144">
                <text:p>-737.51204144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4.2952">
                <text:p>324.2952</text:p>
              </table:table-cell>
              <table:table-cell office:value-type="float" office:value="-737.54312367">
                <text:p>-737.543123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5.7384">
                <text:p>275.7384</text:p>
              </table:table-cell>
              <table:table-cell office:value-type="float" office:value="-737.47210078">
                <text:p>-737.472100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2.2878">
                <text:p>232.2878</text:p>
              </table:table-cell>
              <table:table-cell office:value-type="float" office:value="-737.23243254">
                <text:p>-737.232432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3.6599">
                <text:p>193.6599</text:p>
              </table:table-cell>
              <table:table-cell office:value-type="float" office:value="-736.72036246">
                <text:p>-736.720362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